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7C4B8CCF57.png" manifest:media-type="image/png"/>
  <manifest:file-entry manifest:full-path="Pictures/1000020100000258000001FA75DE10A6.png" manifest:media-type="image/png"/>
  <manifest:file-entry manifest:full-path="Pictures/1000000000000144000000BC4AD1AF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微软雅黑1" svg:font-family="微软雅黑" style:font-pitch="variable"/>
    <style:font-face style:name="文泉驿微米黑1" svg:font-family="文泉驿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2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3cm" svg:stroke-color="#004586" draw:marker-start-width="0.295cm" draw:marker-end-width="0.29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9" style:family="graphic">
      <style:graphic-properties svg:stroke-color="#004586" draw:fill="solid" draw:fill-color="#004586" draw:textarea-horizontal-align="justify" draw:textarea-vertical-align="middle" draw:auto-grow-height="false" fo:min-height="0cm" fo:min-width="0cm"/>
    </style:style>
    <style:style style:name="gr10" style:family="graphic">
      <style:graphic-properties svg:stroke-color="#004586" draw:fill="solid" draw:fill-color="#004586" draw:textarea-horizontal-align="justify" draw:textarea-vertical-align="middle" draw:auto-grow-height="false"/>
    </style:style>
    <style:style style:name="gr1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4" style:family="graphic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5" style:family="graphic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6" style:family="graphic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7" style:family="graphic">
      <style:graphic-properties svg:stroke-color="#808080" draw:fill="solid" draw:fill-color="#004586" draw:textarea-horizontal-align="justify" draw:textarea-vertical-align="middle" draw:auto-grow-height="false" fo:min-height="0cm" fo:min-width="0cm"/>
    </style:style>
    <style:style style:name="gr18" style:family="graphic">
      <style:graphic-properties svg:stroke-color="#808080" draw:fill="solid" draw:fill-color="#004586" draw:textarea-horizontal-align="justify" draw:textarea-vertical-align="middle" draw:auto-grow-height="false"/>
    </style:style>
    <style:style style:name="pr1" style:family="presentation" style:parent-style-name="默认_20_1-title">
      <style:graphic-properties draw:auto-grow-height="true" fo:min-height="2.921cm"/>
    </style:style>
    <style:style style:name="pr2" style:family="presentation" style:parent-style-name="默认_20_1-subtitle">
      <style:graphic-properties draw:fill-color="#ffffff" draw:auto-grow-height="true" fo:min-height="4.644cm"/>
    </style:style>
    <style:style style:name="pr3" style:family="presentation" style:parent-style-name="默认_20_1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1.50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1.503cm"/>
    </style:style>
    <style:style style:name="pr7" style:family="presentation" style:parent-style-name="默认-outline1">
      <style:graphic-properties fo:min-height="12.15cm"/>
    </style:style>
    <style:style style:name="pr8" style:family="presentation" style:parent-style-name="默认-notes">
      <style:graphic-properties draw:fill-color="#ffffff" fo:min-height="13.364cm"/>
    </style:style>
    <style:style style:name="P1" style:family="paragraph">
      <style:text-properties style:font-size-asian="26.7000007629395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font-name="文泉驿微米黑1" style:font-name-asian="文泉驿微米黑1"/>
    </style:style>
    <style:style style:name="P5" style:family="paragraph">
      <style:paragraph-properties fo:text-align="start"/>
      <style:text-properties style:font-name="文泉驿微米黑1" style:font-name-asian="文泉驿微米黑1"/>
    </style:style>
    <style:style style:name="P6" style:family="paragraph">
      <style:paragraph-properties fo:line-height="100%"/>
    </style:style>
    <style:style style:name="P7" style:family="paragraph">
      <style:text-properties style:font-size-asian="20pt"/>
    </style:style>
    <style:style style:name="P8" style:family="paragraph">
      <style:paragraph-properties fo:text-align="center"/>
      <style:text-properties style:font-name="Liberation Sans" fo:font-size="18pt" style:letter-kerning="true" style:font-name-asian="微软雅黑" style:font-size-asian="18pt" style:font-size-complex="18pt"/>
    </style:style>
    <style:style style:name="P9" style:family="paragraph">
      <style:paragraph-properties fo:text-align="start"/>
      <style:text-properties style:font-name="文泉驿微米黑1" fo:font-size="18pt" style:letter-kerning="true" style:font-name-asian="文泉驿微米黑1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style:font-name="文泉驿微米黑1" fo:font-size="18pt" style:font-name-asian="文泉驿微米黑1"/>
    </style:style>
    <style:style style:name="P12" style:family="paragraph">
      <style:text-properties style:font-name="文泉驿微米黑1" fo:font-size="14pt" style:font-name-asian="文泉驿微米黑1" style:font-size-asian="14pt" style:font-size-complex="14pt"/>
    </style:style>
    <style:style style:name="P13" style:family="paragraph">
      <style:paragraph-properties fo:text-align="start"/>
      <style:text-properties style:font-name="文泉驿微米黑1" style:font-name-asian="文泉驿微米黑1" style:font-size-asian="18pt"/>
    </style:style>
    <style:style style:name="T1" style:family="text">
      <style:text-properties style:font-size-asian="26.700000762939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文泉驿微米黑1" style:font-name-asian="文泉驿微米黑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 style:font-name="文泉驿微米黑1" fo:font-size="14pt" fo:font-weight="bold" style:font-name-asian="文泉驿微米黑1" style:font-size-asian="14pt" style:font-weight-asian="bold" style:font-size-complex="14pt" style:font-weight-complex="bold"/>
    </style:style>
    <style:style style:name="T6" style:family="text">
      <style:text-properties style:font-name="文泉驿微米黑1" fo:font-size="14pt" style:font-name-asian="文泉驿微米黑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郝金隆Java培训系列</presentation:footer-decl>
      <presentation:date-time-decl presentation:name="dtd1" presentation:source="fixed">2014年6月</presentation:date-time-decl>
      <draw:page draw:name="page1" draw:style-name="dp1" draw:master-page-name="默认_20_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921cm" svg:x="1.401cm" svg:y="6.779cm" presentation:class="title">
          <draw:text-box>
            <text:p>Java日志框架培训</text:p>
          </draw:text-box>
        </draw:frame>
        <draw:frame presentation:style-name="pr2" draw:text-style-name="P1" draw:layer="layout" svg:width="25.199cm" svg:height="4.644cm" svg:x="1.4cm" svg:y="10.7cm" presentation:class="subtitle">
          <draw:text-box>
            <text:p><text:span text:style-name="T1">Java</text:span><text:span text:style-name="T1">编程技巧培训之一</text:span></text:p>
            <text:p><text:span text:style-name="T1">郝金隆</text:span></text:p>
            <text:p><text:span text:style-name="T2">2014</text:span><text:span text:style-name="T2">年</text:span><text:span text:style-name="T2">6</text:span><text:span text:style-name="T2">月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2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3" draw:text-style-name="P2" draw:layer="layout" svg:width="1.8cm" svg:height="1.8cm" svg:x="10.3cm" svg:y="4.5cm">
            <text:p text:style-name="P2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3.7cm" svg:height="1.8cm" svg:x="12.5cm" svg:y="4.5cm">
            <text:p text:style-name="P3"><text:span text:style-name="T3">Java</text:span><text:span text:style-name="T3">日志框架概述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1.8cm" svg:height="1.8cm" svg:x="10.3cm" svg:y="7.3cm">
          <text:p text:style-name="P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3.7cm" svg:height="1.8cm" svg:x="12.5cm" svg:y="7.3cm">
          <text:p text:style-name="P3"><text:span text:style-name="T3">Java</text:span><text:span text:style-name="T3">日志接口框架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1.8cm" svg:height="1.8cm" svg:x="10.3cm" svg:y="10.1cm">
            <text:p text:style-name="P2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13.7cm" svg:height="1.8cm" svg:x="12.5cm" svg:y="10.1cm">
            <text:p text:style-name="P3">常用Java日志实现实现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2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2">4</text:p>
          </draw:path>
          <draw:polygon draw:style-name="gr8" draw:text-style-name="P2" draw:layer="layout" svg:width="0cm" svg:height="0cm" svg:x="10.3cm" svg:y="12.9cm" svg:viewBox="0 0 0 0" draw:points="0,0">
            <text:p/>
          </draw:polygon>
          <draw:polygon draw:style-name="gr8" draw:text-style-name="P2" draw:layer="layout" svg:width="0cm" svg:height="0cm" svg:x="12.101cm" svg:y="14.701cm" svg:viewBox="0 0 0 0" draw:points="0,0">
            <text:p/>
          </draw:polygon>
          <draw:polygon draw:style-name="gr7" draw:text-style-name="P2" draw:layer="layout" svg:width="13.699cm" svg:height="1.799cm" svg:x="12.5cm" svg:y="12.9cm" svg:viewBox="0 0 13700 1800" draw:points="0,1800 0,0 13700,0 13700,1800">
            <text:p text:style-name="P3">其他日志使用技巧</text:p>
          </draw:polygon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从System.out.println说起</text:p>
          </draw:text-box>
        </draw:frame>
        <draw:frame presentation:style-name="pr7" draw:text-style-name="P6" draw:layer="layout" svg:width="25.199cm" svg:height="12.4cm" svg:x="1.4cm" svg:y="3.1cm" presentation:class="outline" presentation:user-transformed="true">
          <draw:text-box>
            <text:list text:style-name="L2">
              <text:list-item>
                <text:p text:style-name="P6">在jar编程的学习过程中，大家学到的第一句java语言绝大多数应该就是System.out.println()。但是在实际的项目过程中，不可能通过System.out.println()来记录系统的日志，主要原因如下：</text:p>
                <text:list>
                  <text:list-item>
                    <text:p text:style-name="P6">无法控制是否要输入</text:p>
                  </text:list-item>
                  <text:list-item>
                    <text:p text:style-name="P6">输出到控制台的日志难以查询</text:p>
                  </text:list-item>
                  <text:list-item>
                    <text:p text:style-name="P6">只有输出内容，没有日志输出位置、时间等信息，大型项目分析困难</text:p>
                  </text:list-item>
                  <text:list-item>
                    <text:p text:style-name="P6">无法定义日志级别</text:p>
                  </text:list-item>
                  <text:list-item>
                    <text:p text:style-name="P6">导致大量的系统开销</text:p>
                  </text:list-item>
                  <text:list-item>
                    <text:p text:style-name="P6">……</text:p>
                  </text:list-item>
                </text:list>
              </text:list-item>
              <text:list-item>
                <text:p text:style-name="P6">为此Apache基金会发起了log4j项目，提供了灵活而强大的日志记录机制，而后jdk1.4吸收了log4j的思想，发布了第一个日志接口，并提供了一个简单的实现；</text:p>
              </text:list-item>
              <text:list-item>
                <text:p text:style-name="P6">后来为了使得Java项目能够随意进行切换日志实现，common-logging应运而生</text:p>
              </text:list-item>
              <text:list-item>
                <text:p text:style-name="P6">在往后logback、log4j2、slf4j等应运而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java日志的基本概念（引自log4j）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日志的级别（LEVEL），从低到高依次为：</text:p>
                <text:list>
                  <text:list-item>
                    <text:p>DEBUG<text:span text:style-name="T4">（常用）</text:span>：指出细粒度信息事件对调试应用程序是非常有帮助的</text:p>
                  </text:list-item>
                  <text:list-item>
                    <text:p>INFO：突出强调应用程序的运行过程</text:p>
                  </text:list-item>
                  <text:list-item>
                    <text:p>WARN<text:span text:style-name="T4">（常用）</text:span>：表示会出现潜在的错误</text:p>
                  </text:list-item>
                  <text:list-item>
                    <text:p>ERROR<text:span text:style-name="T4">（常用）</text:span>：指出虽然发生错误事件，但仍然不影响系统的继续运行</text:p>
                  </text:list-item>
                  <text:list-item>
                    <text:p>FATAL（slf4j中取消）：表示严重的错误事件将会导致应用程序的退出</text:p>
                  </text:list-item>
                </text:list>
              </text:list-item>
              <text:list-item>
                <text:p>日志的输出方式（APPENDER）</text:p>
                <text:list>
                  <text:list-item>
                    <text:p>ConsoleAppender：控制台，常用于开发过程中</text:p>
                  </text:list-item>
                  <text:list-item>
                    <text:p>FileAppender：文件</text:p>
                  </text:list-item>
                  <text:list-item>
                    <text:p>RollingFileAppender：大小受限的日志文件，常用于运行过程中</text:p>
                  </text:list-item>
                  <text:list-item>
                    <text:p>DailyRollingAppender：按日期记录的日志文件，常用于运行过程中</text:p>
                  </text:list-item>
                  <text:list-item>
                    <text:p>……</text:p>
                  </text:list-item>
                </text:list>
              </text:list-item>
              <text:list-item>
                <text:p>日志的布局（Layout）：SimpleLayout、PatternLayout（常用）等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2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5" draw:text-style-name="P2" draw:layer="layout" svg:width="1.8cm" svg:height="1.8cm" svg:x="10.3cm" svg:y="4.5cm">
          <text:p text:style-name="P8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3.7cm" svg:height="1.8cm" svg:x="12.5cm" svg:y="4.5cm">
          <text:p text:style-name="P9">Java日志框架概述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版式" svg:width="1.8cm" svg:height="1.8cm" svg:x="10.3cm" svg:y="7.3cm">
          <text:p text:style-name="P8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版式" svg:width="13.7cm" svg:height="1.8cm" svg:x="12.5cm" svg:y="7.3cm">
          <text:p text:style-name="P9">Java日志接口框架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cm" svg:height="1.8cm" svg:x="10.3cm" svg:y="10.1cm">
          <text:p text:style-name="P2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3.7cm" svg:height="1.8cm" svg:x="12.5cm" svg:y="10.1cm">
          <text:p text:style-name="P5"><text:span text:style-name="T3">常用</text:span><text:span text:style-name="T3">Java</text:span><text:span text:style-name="T3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2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2">4</text:p>
          </draw:path>
          <draw:polygon draw:style-name="gr8" draw:text-style-name="P2" draw:layer="layout" svg:width="0cm" svg:height="0cm" svg:x="10.3cm" svg:y="12.9cm" svg:viewBox="0 0 0 0" draw:points="0,0">
            <text:p/>
          </draw:polygon>
          <draw:polygon draw:style-name="gr8" draw:text-style-name="P2" draw:layer="layout" svg:width="0cm" svg:height="0cm" svg:x="12.101cm" svg:y="14.701cm" svg:viewBox="0 0 0 0" draw:points="0,0">
            <text:p/>
          </draw:polygon>
          <draw:polygon draw:style-name="gr7" draw:text-style-name="P4" draw:layer="layout" svg:width="13.699cm" svg:height="1.799cm" svg:x="12.5cm" svg:y="12.9cm" svg:viewBox="0 0 13700 1800" draw:points="0,1800 0,0 13700,0 13700,1800">
            <text:p text:style-name="P5"><text:span text:style-name="T3">其他日志使用技巧</text:span></text:p>
          </draw:polygon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Java日志接口框架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常用的java日志接口框架</text:p>
                <text:list>
                  <text:list-item>
                    <text:p>Common-logging</text:p>
                    <text:list>
                      <text:list-item>
                        <text:p>apache的一个子项目，最早的日志接口框架，通过动态查找的机制，使用ClassLoader寻找和载入底层的日志库，在运行过程中自动选择日志框架实现，如有有log4j就默认使用log4j，否则使用jdk内部的日志实现：</text:p>
                      </text:list-item>
                      <text:list-item>
                        <text:p><text:a xlink:href="http://commons.apache.org/proper/commons-logging/index.html" xlink:type="simple">http://commons.apache.org/proper/commons-logging/index.html</text:a></text:p>
                      </text:list-item>
                    </text:list>
                  </text:list-item>
                  <text:list-item>
                    <text:p>slf4j（建议框架）</text:p>
                    <text:list>
                      <text:list-item>
                        <text:p>log4j作者写的一个日志接口框架，相对于common-logging，取消了fatal日志级别（实际使用过程中没有意义），并且采用了静态绑定的方式来指定日志框架的实现， 支持参数化的log字符串，可选多种其他的日志框架，如logback，log4j、log4j2等等，并且可以通过引入一个jar包、去除common-logging的jar包来覆盖commong-logging接口</text:p>
                      </text:list-item>
                      <text:list-item>
                        <text:p><text:a xlink:href="http://www.slf4j.org/" xlink:type="simple">http://www.slf4j.org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slf4j与日志实现的对应关系</text:p>
          </draw:text-box>
        </draw:frame>
        <draw:frame draw:style-name="gr11" draw:text-style-name="P2" draw:layer="layout" svg:width="24.007cm" svg:height="13.253cm" svg:x="1.793cm" svg:y="2.983cm">
          <draw:image xlink:href="Pictures/10000201000004800000027C4B8CCF57.png" xlink:type="simple" xlink:show="embed" xlink:actuate="onLoad">
            <text:p/>
          </draw:image>
        </draw:frame>
        <draw:frame draw:style-name="gr12" draw:text-style-name="P12" draw:layer="layout" svg:width="9.4cm" svg:height="2.006cm" svg:x="17.3cm" svg:y="14cm">
          <draw:text-box>
            <text:p text:style-name="P12"><text:span text:style-name="T5">注意：</text:span><text:span text:style-name="T6">第三行中出现的</text:span><text:span text:style-name="T6">jar</text:span><text:span text:style-name="T6">包不能同时出现，否则</text:span><text:span text:style-name="T6">slf4j</text:span><text:span text:style-name="T6">将不知道调用那个具体的日志实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2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13" draw:text-style-name="P8" draw:layer="版式" svg:width="1.8cm" svg:height="1.8cm" svg:x="10.3cm" svg:y="4.5cm">
          <text:p text:style-name="P8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版式" svg:width="13.7cm" svg:height="1.8cm" svg:x="12.5cm" svg:y="4.5cm">
          <text:p text:style-name="P9">Java日志框架概述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版式" svg:width="1.8cm" svg:height="1.8cm" svg:x="10.3cm" svg:y="7.3cm">
          <text:p text:style-name="P8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版式" svg:width="13.7cm" svg:height="1.8cm" svg:x="12.5cm" svg:y="7.3cm">
          <text:p text:style-name="P9">Java日志接口框架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版式" svg:width="1.8cm" svg:height="1.8cm" svg:x="10.3cm" svg:y="10.1cm">
          <text:p text:style-name="P10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版式" svg:width="13.7cm" svg:height="1.8cm" svg:x="12.5cm" svg:y="10.1cm">
          <text:p text:style-name="P13"><text:span text:style-name="T3">常用</text:span><text:span text:style-name="T3">Java</text:span><text:span text:style-name="T3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2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2">4</text:p>
          </draw:path>
          <draw:polygon draw:style-name="gr8" draw:text-style-name="P2" draw:layer="layout" svg:width="0cm" svg:height="0cm" svg:x="10.3cm" svg:y="12.9cm" svg:viewBox="0 0 0 0" draw:points="0,0">
            <text:p/>
          </draw:polygon>
          <draw:polygon draw:style-name="gr8" draw:text-style-name="P2" draw:layer="layout" svg:width="0cm" svg:height="0cm" svg:x="12.101cm" svg:y="14.701cm" svg:viewBox="0 0 0 0" draw:points="0,0">
            <text:p/>
          </draw:polygon>
          <draw:polygon draw:style-name="gr7" draw:text-style-name="P4" draw:layer="layout" svg:width="13.699cm" svg:height="1.799cm" svg:x="12.5cm" svg:y="12.9cm" svg:viewBox="0 0 13700 1800" draw:points="0,1800 0,0 13700,0 13700,1800">
            <text:p text:style-name="P5"><text:span text:style-name="T3">其他日志使用技巧</text:span></text:p>
          </draw:polygon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微软雅黑1" svg:font-family="微软雅黑" style:font-pitch="variable"/>
    <style:font-face style:name="文泉驿微米黑1" svg:font-family="文泉驿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2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文泉驿微米黑1" fo:font-family="文泉驿微米黑" style:font-pitch="variable" fo:font-size="20pt" fo:font-style="normal" fo:text-shadow="none" style:text-underline-style="none" fo:font-weight="normal" style:letter-kerning="true" style:font-name-asian="文泉驿微米黑1" style:font-family-asian="文泉驿微米黑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33cm" fo:text-indent="0cm"/>
      <style:text-properties style:font-name="文泉驿微米黑1" fo:font-family="文泉驿微米黑" style:font-pitch="variable" fo:font-size="18pt" style:font-name-asian="文泉驿微米黑1" style:font-family-asian="文泉驿微米黑" style:font-pitch-asian="variable" style:font-size-asian="18pt" style:font-size-complex="18pt"/>
    </style:style>
    <style:style style:name="默认-outline3" style:family="presentation" style:parent-style-name="默认-outline2">
      <style:paragraph-properties fo:margin-left="0cm" fo:margin-right="0cm" fo:margin-top="0cm" fo:margin-bottom="0.25cm" fo:text-indent="0cm"/>
      <style:text-properties style:font-name="文泉驿微米黑1" fo:font-family="文泉驿微米黑" style:font-pitch="variable" fo:font-size="16pt" style:font-name-asian="文泉驿微米黑1" style:font-family-asian="文泉驿微米黑" style:font-pitch-asian="variable" style:font-size-asian="16pt" style:font-size-complex="16pt"/>
    </style:style>
    <style:style style:name="默认-outline4" style:family="presentation" style:parent-style-name="默认-outline3">
      <style:paragraph-properties fo:margin-left="0cm" fo:margin-right="0cm" fo:margin-top="0cm" fo:margin-bottom="0.166cm" fo:text-indent="0cm"/>
      <style:text-properties style:font-name="文泉驿微米黑1" fo:font-family="文泉驿微米黑" style:font-pitch="variable" fo:font-size="14pt" style:font-name-asian="文泉驿微米黑1" style:font-family-asian="文泉驿微米黑" style:font-pitch-asian="variable" style:font-size-asian="14pt" style:font-size-complex="14pt"/>
    </style:style>
    <style:style style:name="默认-outline5" style:family="presentation" style:parent-style-name="默认-outline4">
      <style:paragraph-properties fo:margin-left="0cm" fo:margin-right="0cm" fo:margin-top="0cm" fo:margin-bottom="0.083cm" fo:text-indent="0cm"/>
      <style:text-properties style:font-name="文泉驿微米黑1" fo:font-family="文泉驿微米黑" style:font-pitch="variable" fo:font-size="13pt" style:font-name-asian="文泉驿微米黑1" style:font-family-asian="文泉驿微米黑" style:font-pitch-asian="variable" style:font-size-asian="13pt" style:font-size-complex="13pt"/>
    </style:style>
    <style:style style:name="默认-outline6" style:family="presentation" style:parent-style-name="默认-outline5">
      <style:paragraph-properties fo:margin-left="0cm" fo:margin-right="0cm" fo:margin-top="0cm" fo:margin-bottom="0.083cm" fo:text-indent="0cm"/>
      <style:text-properties style:font-name="文泉驿微米黑1" fo:font-family="文泉驿微米黑" style:font-pitch="variable" fo:font-size="13pt" style:font-name-asian="文泉驿微米黑1" style:font-family-asian="文泉驿微米黑" style:font-pitch-asian="variable" style:font-size-asian="13pt" style:font-size-complex="13pt"/>
    </style:style>
    <style:style style:name="默认-outline7" style:family="presentation" style:parent-style-name="默认-outline6">
      <style:paragraph-properties fo:margin-left="0cm" fo:margin-right="0cm" fo:margin-top="0cm" fo:margin-bottom="0.083cm" fo:text-indent="0cm"/>
      <style:text-properties style:font-name="文泉驿微米黑1" fo:font-family="文泉驿微米黑" style:font-pitch="variable" fo:font-size="13pt" style:font-name-asian="文泉驿微米黑1" style:font-family-asian="文泉驿微米黑" style:font-pitch-asian="variable" style:font-size-asian="13pt" style:font-size-complex="13pt"/>
    </style:style>
    <style:style style:name="默认-outline8" style:family="presentation" style:parent-style-name="默认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文泉驿微米黑1" fo:font-family="文泉驿微米黑" style:font-pitch="variable" fo:font-size="28pt" fo:font-style="normal" fo:text-shadow="none" style:text-underline-style="none" fo:font-weight="normal" style:letter-kerning="true" style:font-name-asian="文泉驿微米黑1" style:font-family-asian="文泉驿微米黑" style:font-pitch-asian="variable" style:font-size-asian="28pt" style:font-style-asian="normal" style:font-weight-asian="normal" style:font-name-complex="文泉驿正黑" style:font-family-complex="文泉驿正黑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6pt" style:font-style-asian="normal" style:font-weight-asian="normal" style:font-name-complex="文泉驿正黑" style:font-family-complex="文泉驿正黑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cm" fo:margin-bottom="0.3cm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cm" fo:margin-bottom="0.2cm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文泉驿微米黑1" fo:font-family="文泉驿微米黑" style:font-pitch="variable" fo:font-size="36pt" fo:font-style="normal" fo:text-shadow="none" style:text-underline-style="none" fo:font-weight="normal" style:letter-kerning="true" style:font-name-asian="文泉驿微米黑1" style:font-family-asian="文泉驿微米黑" style:font-pitch-asian="variable" style:font-size-asian="36pt" style:font-style-asian="normal" style:font-weight-asian="normal" style:font-name-complex="文泉驿正黑" style:font-family-complex="文泉驿正黑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3465a4" draw:marker-start-width="0.425cm" draw:marker-end-width="0.425cm" draw:fill="none" draw:textarea-vertical-align="middle" fo:padding-top="0.075cm" fo:padding-bottom="0.075cm" fo:padding-left="0.075cm" fo:padding-right="0.075cm"/>
    </style:style>
    <style:style style:name="M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outline1">
      <style:graphic-properties fo:min-height="12.18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auto-grow-height="false" fo:min-height="2.922cm"/>
    </style:style>
    <style:style style:name="Mpr6" style:family="presentation" style:parent-style-name="默认_20_1-outline1">
      <style:graphic-properties fo:min-height="10.15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207cm"/>
    </style:style>
    <style:style style:name="Mpr8" style:family="presentation" style:parent-style-name="默认_20_1-backgroundobjects">
      <style:graphic-properties svg:stroke-width="0.2cm" svg:stroke-color="#3465a4" draw:marker-start-width="0.5cm" draw:marker-end-width="0.5cm" draw:fill="none" draw:textarea-vertical-align="middle" fo:padding-top="0.1cm" fo:padding-bottom="0.1cm" fo:padding-left="0.1cm" fo:padding-right="0.1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fo:font-size="12pt" fo:font-style="italic" style:font-size-asian="12pt" style:font-style-asian="italic" style:font-size-complex="12pt" style:font-style-complex="italic"/>
    </style:style>
    <style:style style:name="MT3" style:family="text">
      <style:text-properties fo:color="#004586" fo:font-size="14pt" fo:font-style="italic" style:font-size-asian="14pt" style:font-style-asian="italic" style:font-size-complex="14pt" style:font-style-complex="italic"/>
    </style:style>
    <style:style style:name="MT4" style:family="text">
      <style:text-properties fo:color="#0084d1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1.503cm" svg:x="1.4cm" svg:y="0.697cm" presentation:class="title" presentation:placeholder="true">
        <draw:text-box/>
      </draw:frame>
      <draw:frame presentation:style-name="Mpr1" draw:layer="backgroundobjects" svg:width="25.199cm" svg:height="12.4cm" svg:x="1.4cm" svg:y="3cm" presentation:class="outline">
        <draw:text-box>
          <text:list text:style-name="ML2">
            <text:list-item>
              <text:p>单击鼠标编辑大纲正文格式</text:p>
              <text:list>
                <text:list-item>
                  <text:p>第二个大纲级</text:p>
                  <text:list>
                    <text:list-item>
                      <text:p>第三个大纲级</text:p>
                      <text:list>
                        <text:list-item>
                          <text:p>第四个大纲级</text:p>
                          <text:list>
                            <text:list-item>
                              <text:p>第五个大纲级</text:p>
                              <text:list>
                                <text:list-item>
                                  <text:p>第六个大纲级</text:p>
                                  <text:list>
                                    <text:list-item>
                                      <text:p>第七个大纲级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0.758cm" svg:x="1.4cm" svg:y="16.54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58cm" svg:x="9.576cm" svg:y="16.542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0.758cm" svg:x="20.076cm" svg:y="16.542cm" presentation:class="page-number">
        <draw:text-box>
          <text:p text:style-name="MP2"><text:span text:style-name="MT2"><text:page-number>&lt;编号&gt;</text:page-number></text:span></text:p>
        </draw:text-box>
      </draw:frame>
      <draw:line draw:style-name="Mgr3" draw:text-style-name="MP4" draw:layer="backgroundobjects" svg:x1="1.075cm" svg:y1="2.475cm" svg:x2="26.875cm" svg:y2="2.475cm">
        <text:p/>
      </draw:line>
      <draw:frame draw:style-name="Mgr4" draw:text-style-name="MP4" draw:layer="backgroundobjects" svg:width="2.757cm" svg:height="1.6cm" svg:x="24.4cm" svg:y="0.7cm">
        <draw:image xlink:href="Pictures/1000000000000144000000BC4AD1AF6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5" draw:layer="backgroundobjects" svg:width="25.199cm" svg:height="2.921cm" svg:x="1.401cm" svg:y="6.779cm" presentation:class="title">
        <draw:text-box>
          <text:p>单击鼠标编辑标题文的格式</text:p>
        </draw:text-box>
      </draw:frame>
      <draw:frame presentation:style-name="Mpr6" draw:layer="backgroundobjects" svg:width="25.199cm" svg:height="4.644cm" svg:x="1.4cm" svg:y="10.7cm" presentation:class="outline">
        <draw:text-box>
          <text:list text:style-name="ML2">
            <text:list-header>
              <text:p>单击鼠标编辑大纲正文格式</text:p>
            </text:list-header>
          </text:list>
        </draw:text-box>
      </draw:frame>
      <draw:frame presentation:style-name="Mpr7" draw:text-style-name="MP1" draw:layer="backgroundobjects" svg:width="6.523cm" svg:height="1.206cm" svg:x="1.4cm" svg:y="15.942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3" draw:layer="backgroundobjects" svg:width="8.875cm" svg:height="1.206cm" svg:x="9.576cm" svg:y="15.942cm" presentation:class="footer">
        <draw:text-box>
          <text:p text:style-name="MP3"><text:span text:style-name="MT3"><presentation:footer/></text:span></text:p>
        </draw:text-box>
      </draw:frame>
      <draw:frame presentation:style-name="Mpr7" draw:text-style-name="MP2" draw:layer="backgroundobjects" svg:width="6.523cm" svg:height="1.206cm" svg:x="20.076cm" svg:y="15.942cm" presentation:class="page-number">
        <draw:text-box>
          <text:p text:style-name="MP2"><text:span text:style-name="MT4"><text:page-number>&lt;编号&gt;</text:page-number></text:span></text:p>
        </draw:text-box>
      </draw:frame>
      <draw:frame draw:style-name="Mgr4" draw:text-style-name="MP4" draw:layer="backgroundobjects" svg:width="7.8cm" svg:height="4.526cm" svg:x="10.6cm" svg:y="2.246cm">
        <draw:image xlink:href="Pictures/1000000000000144000000BC4AD1AF62.png" xlink:type="simple" xlink:show="embed" xlink:actuate="onLoad">
          <text:p/>
        </draw:image>
      </draw:frame>
      <draw:line presentation:style-name="Mpr8" draw:text-style-name="MP4" draw:layer="backgroundobjects" svg:x1="1.3cm" svg:y1="9.95cm" svg:x2="27.1cm" svg:y2="9.95cm">
        <text:p/>
      </draw:line>
      <presentation:notes style:page-layout-name="PM0">
        <draw:page-thumbnail presentation:style-name="默认_20_1-title" draw:layer="backgroundobjects" svg:width="0.001cm" svg:height="0.001cm" svg:x="0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5:03:57.617675270</meta:creation-date>
    <dc:date>2014-06-26T17:29:21.409663190</dc:date>
    <meta:editing-duration>PT1H47M29S</meta:editing-duration>
    <meta:editing-cycles>40</meta:editing-cycles>
    <meta:generator>LibreOffice/4.2.3.3$Linux_X86_64 LibreOffice_project/420m0$Build-3</meta:generator>
    <meta:document-statistic meta:object-count="104"/>
  </office:meta>
</office:document-meta>
</file>